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9"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0"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1" style:family="paragraph" style:parent-style-name="Standard">
      <style:paragraph-properties fo:text-align="start" style:justify-single-word="false"/>
      <style:text-properties style:font-name="Arial" fo:language="fr" fo:country="CA" fo:font-style="italic" style:font-style-asian="italic" style:font-style-complex="italic"/>
    </style:style>
    <style:style style:name="P12" style:family="paragraph" style:parent-style-name="Standard" style:list-style-name="L1">
      <style:paragraph-properties fo:text-align="start" style:justify-single-word="false"/>
      <style:text-properties style:font-name="Arial" fo:language="fr" fo:country="CA" fo:font-style="italic" style:font-style-asian="italic" style:font-style-complex="italic"/>
    </style:style>
    <style:style style:name="P13" style:family="paragraph" style:parent-style-name="Standard">
      <style:paragraph-properties fo:text-align="start" style:justify-single-word="false"/>
      <style:text-properties style:font-name="Arial" fo:language="fr" fo:country="CA" fo:font-style="normal" fo:font-weight="bold" officeooo:rsid="001c9028" officeooo:paragraph-rsid="001c9028"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style:font-name="Arial" fo:language="fr" fo:country="CA" fo:font-style="normal" fo:font-weight="bold" officeooo:rsid="001eeedb" officeooo:paragraph-rsid="001eeedb"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Arial" fo:language="fr" fo:country="CA" fo:font-style="normal" officeooo:paragraph-rsid="001c9028" style:font-style-asian="normal" style:font-style-complex="normal"/>
    </style:style>
    <style:style style:name="P16" style:family="paragraph" style:parent-style-name="Standard">
      <style:paragraph-properties fo:text-align="start" style:justify-single-word="false"/>
      <style:text-properties style:font-name="Arial" fo:language="fr" fo:country="CA" fo:font-style="normal" officeooo:rsid="001eeedb" officeooo:paragraph-rsid="001eeedb" style:font-style-asian="normal" style:font-style-complex="normal"/>
    </style:style>
    <style:style style:name="P17" style:family="paragraph" style:parent-style-name="Standard">
      <style:paragraph-properties fo:text-align="start" style:justify-single-word="false"/>
      <style:text-properties style:font-name="Arial" fo:language="fr" fo:country="CA" fo:font-style="normal" officeooo:rsid="001eeedb" officeooo:paragraph-rsid="001f6362" style:font-style-asian="normal" style:font-style-complex="normal"/>
    </style:style>
    <style:style style:name="P18" style:family="paragraph" style:parent-style-name="Standard">
      <style:paragraph-properties fo:text-align="start" style:justify-single-word="false"/>
      <style:text-properties style:font-name="Arial" fo:language="fr" fo:country="CA" fo:font-style="normal" officeooo:rsid="001f6362" officeooo:paragraph-rsid="001f6362" style:font-style-asian="normal" style:font-style-complex="normal"/>
    </style:style>
    <style:style style:name="P19" style:family="paragraph" style:parent-style-name="Standard">
      <style:paragraph-properties fo:text-align="start" style:justify-single-word="false"/>
      <style:text-properties style:font-name="Arial" fo:language="fr" fo:country="CA" fo:font-style="normal" officeooo:rsid="002128df" officeooo:paragraph-rsid="002128df" style:font-style-asian="normal" style:font-style-complex="normal"/>
    </style:style>
    <style:style style:name="P20" style:family="paragraph" style:parent-style-name="Standard">
      <style:paragraph-properties fo:text-align="start" style:justify-single-word="false"/>
      <style:text-properties style:font-name="Arial" fo:language="fr" fo:country="CA" fo:font-style="normal" officeooo:rsid="002322e6" officeooo:paragraph-rsid="002322e6" style:font-style-asian="normal" style:font-style-complex="normal"/>
    </style:style>
    <style:style style:name="P21" style:family="paragraph" style:parent-style-name="Standard">
      <style:paragraph-properties fo:text-align="start" style:justify-single-word="false"/>
      <style:text-properties style:font-name="Arial" fo:language="fr" fo:country="CA" fo:font-style="normal" officeooo:rsid="00239bf3" officeooo:paragraph-rsid="00239bf3" style:font-style-asian="normal" style:font-style-complex="normal"/>
    </style:style>
    <style:style style:name="P22" style:family="paragraph" style:parent-style-name="Standard">
      <style:paragraph-properties fo:text-align="center" style:justify-single-word="false"/>
      <style:text-properties style:font-name="Arial" officeooo:rsid="001aaea5" officeooo:paragraph-rsid="001aaea5"/>
    </style:style>
    <style:style style:name="P23" style:family="paragraph" style:parent-style-name="Standard">
      <style:paragraph-properties fo:text-align="center" style:justify-single-word="false"/>
      <style:text-properties style:font-name="Arial" officeooo:paragraph-rsid="001aaea5"/>
    </style:style>
    <style:style style:name="P24" style:family="paragraph" style:parent-style-name="Standard">
      <style:paragraph-properties fo:text-align="center" style:justify-single-word="false"/>
      <style:text-properties style:font-name="Arial" officeooo:rsid="00239bf3" officeooo:paragraph-rsid="00239bf3"/>
    </style:style>
    <style:style style:name="P25" style:family="paragraph" style:parent-style-name="Standard">
      <style:paragraph-properties fo:text-align="start" style:justify-single-word="false" fo:break-before="page"/>
      <style:text-properties style:font-name="Arial" fo:language="fr" fo:country="CA" fo:font-style="normal" fo:font-weight="bold" officeooo:rsid="001c9028" officeooo:paragraph-rsid="001c9028" style:font-style-asian="normal" style:font-weight-asian="bold" style:font-style-complex="normal" style:font-weight-complex="bold"/>
    </style:style>
    <style:style style:name="T1"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2" style:family="text">
      <style:text-properties fo:language="fr" fo:country="CA"/>
    </style:style>
    <style:style style:name="T3" style:family="text">
      <style:text-properties officeooo:rsid="0017a7b9"/>
    </style:style>
    <style:style style:name="T4" style:family="text">
      <style:text-properties officeooo:rsid="001aaea5"/>
    </style:style>
    <style:style style:name="T5" style:family="text">
      <style:text-properties fo:font-weight="normal" style:font-weight-asian="normal" style:font-weight-complex="normal"/>
    </style:style>
    <style:style style:name="T6" style:family="text">
      <style:text-properties fo:font-weight="normal" officeooo:rsid="001c9028" style:font-weight-asian="normal" style:font-weight-complex="normal"/>
    </style:style>
    <style:style style:name="T7" style:family="text">
      <style:text-properties fo:font-weight="normal" officeooo:rsid="001e8b7f" style:font-weight-asian="normal" style:font-weight-complex="normal"/>
    </style:style>
    <style:style style:name="T8" style:family="text">
      <style:text-properties fo:font-weight="normal" officeooo:rsid="001eeedb" style:font-weight-asian="normal" style:font-weight-complex="normal"/>
    </style:style>
    <style:style style:name="T9" style:family="text">
      <style:text-properties fo:font-weight="normal" officeooo:rsid="001f6362" style:font-weight-asian="normal" style:font-weight-complex="normal"/>
    </style:style>
    <style:style style:name="T10" style:family="text">
      <style:text-properties fo:font-weight="normal" officeooo:rsid="002128df" style:font-weight-asian="normal" style:font-weight-complex="normal"/>
    </style:style>
    <style:style style:name="T11" style:family="text">
      <style:text-properties fo:font-weight="normal" officeooo:rsid="002322e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95:</text:p>
      <text:p text:style-name="P3">Projet initial en génie informatique et travail en équipe</text:p>
      <text:p text:style-name="P3"/>
      <text:p text:style-name="P3"/>
      <text:p text:style-name="P3"/>
      <text:p text:style-name="P3"/>
      <text:p text:style-name="P3">Travail pratique 8</text:p>
      <text:p text:style-name="P3"/>
      <text:p text:style-name="P4">Makefile et production d<text:span text:style-name="T3">e</text:span> librairie statique</text:p>
      <text:p text:style-name="P3"/>
      <text:p text:style-name="P2"/>
      <text:p text:style-name="P2"/>
      <text:p text:style-name="P2"/>
      <text:p text:style-name="P2">Par l'équipe</text:p>
      <text:p text:style-name="P2"/>
      <text:p text:style-name="P2">No 1234</text:p>
      <text:p text:style-name="P2"/>
      <text:p text:style-name="P2"/>
      <text:p text:style-name="P2"/>
      <text:p text:style-name="P2"/>
      <text:p text:style-name="P2">Noms:</text:p>
      <text:p text:style-name="P2"/>
      <text:p text:style-name="P23"><text:span text:style-name="T4">Guillaume Renaud</text:span></text:p>
      <text:p text:style-name="P22">Yann-Joel D. Tessier</text:p>
      <text:p text:style-name="P22">Loic Bellemare-Alford</text:p>
      <text:p text:style-name="P22">Julien Bergeron</text:p>
      <text:p text:style-name="P2"/>
      <text:p text:style-name="P2"/>
      <text:p text:style-name="P2"/>
      <text:p text:style-name="P2"/>
      <text:p text:style-name="P2"/>
      <text:p text:style-name="P2"/>
      <text:p text:style-name="P2">Date: </text:p>
      <text:p text:style-name="P24">13 mars 2017</text:p>
      <text:p text:style-name="P2"/>
      <text:p text:style-name="P2"/>
      <text:p text:style-name="P5"/>
      <text:p text:style-name="P9">Partie 1 : Description de la librairie</text:p>
      <text:p text:style-name="P6"/>
      <text:p text:style-name="P8">Décrire la librairie construite et formée (<text:span text:style-name="T2">définitions, </text:span>fonctions ou classes, utilité, etc...) pour que cette partie du travail soient bien documentées pour la suite du projet pour le bénéfice de tous les membres de l'équipe.</text:p>
      <text:p text:style-name="P6"/>
      <text:p text:style-name="P6"/>
      <text:p text:style-name="P6"/>
      <text:p text:style-name="P5">Partie 2 : Décrire les modifications apportées au Makefile de départ</text:p>
      <text:p text:style-name="P6"/>
      <text:p text:style-name="P8">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
      <text:p text:style-name="P6"/>
      <text:p text:style-name="P6"><text:tab/><text:span text:style-name="T1">Le rapport total ne doit par dépasser 7 pages incluant la page couverture.</text:span></text:p>
      <text:p text:style-name="P7"/>
      <text:p text:style-name="P7"/>
      <text:p text:style-name="P7">Barème: vous serez jugé sur:</text:p>
      <text:list xml:id="list4160727755205478856" text:style-name="L1">
        <text:list-item>
          <text:list>
            <text:list-item>
              <text:p text:style-name="P10">La <text:span text:style-name="T2">qualités et le choix de vos portions de code choisies ( 5 points sur 20 )</text:span></text:p>
            </text:list-item>
            <text:list-item>
              <text:p text:style-name="P12">La qualités de vos modifications aux Makefiles ( 5 points sur 20 )</text:p>
            </text:list-item>
            <text:list-item>
              <text:p text:style-name="P12">Le rapport ( <text:span text:style-name="T3">7</text:span> points sur 20 )</text:p>
              <text:list>
                <text:list-item>
                  <text:p text:style-name="P12">Explications cohérentes par rapport au code retenu pour former la librairie (2 points)</text:p>
                </text:list-item>
                <text:list-item>
                  <text:p text:style-name="P12">Explications cohérentes par rapport aux Makefiles modifiés (2 points)</text:p>
                </text:list-item>
                <text:list-item>
                  <text:p text:style-name="P12">Explications claires avec un bon niveau de détails (2 points)</text:p>
                </text:list-item>
                <text:list-item>
                  <text:p text:style-name="P12">Bon français (1 point)</text:p>
                </text:list-item>
              </text:list>
            </text:list-item>
            <text:list-item>
              <text:p text:style-name="P12">Bonne soumission de l'ensemble du code (compilation sans erreurs, …) et du rapport selon le format demandé ( 3 points sur 20 <text:s/>)</text:p>
            </text:list-item>
          </text:list>
        </text:list-item>
      </text:list>
      <text:p text:style-name="P11"/>
      <text:p text:style-name="P25">Partie 1</text:p>
      <text:p text:style-name="P13"/>
      <text:p text:style-name="P15"><text:span text:style-name="T6">Notre librairie est constituée des fichiers sources contenant les prototypes des principales fonctionnalités utilisée par notre robot afin d’être en mesure de l’utiliser dans n’importe quelle situation. De cette façon, nous n’avons pas à réécrire le même code plusieurs fois. Par exemple, les fonctionnalités PWM, </text:span><text:span text:style-name="T7">initialisation de compteurs, conversion analogique numérique, activ</text:span><text:span text:style-name="T11">ation</text:span><text:span text:style-name="T7"> </text:span><text:span text:style-name="T11">du</text:span><text:span text:style-name="T7"> buzzer, etc. Pour avoir accès à ces fonctionnalités, il faut </text:span><text:span text:style-name="T8">les </text:span><text:span text:style-name="T7">inclu</text:span><text:span text:style-name="T8">r</text:span><text:span text:style-name="T7">e </text:span><text:span text:style-name="T8">dans le code que l’on souhaite implémenter sur le robot.</text:span></text:p>
      <text:p text:style-name="P15"><text:span text:style-name="T8"/></text:p>
      <text:p text:style-name="P19"><text:span text:style-name="T8">N</text:span><text:span text:style-name="T5">ous avons mit les fichiers à inclure (.h) dans un dossier nommé include.</text:span></text:p>
      <text:p text:style-name="P15"><text:span text:style-name="T8"/></text:p>
      <text:p text:style-name="P14">Partie 2</text:p>
      <text:p text:style-name="P16"><text:span text:style-name="T5"/></text:p>
      <text:p text:style-name="P17"><text:span text:style-name="T5">Pour le makefile de la librairie, nous avons créer une variable CPP qui contient tous les fichiers .cpp des fonctionnalités décrites plus haut.</text:span></text:p>
      <text:p text:style-name="P17"><text:span text:style-name="T5">Le nom du projet devient </text:span><text:span text:style-name="T9">le nom de la librairie.</text:span></text:p>
      <text:p text:style-name="P17"><text:span text:style-name="T9">Nous avons ajouté le compilateur avr-ar pour la création de l’archive à partir des fichiers.</text:span></text:p>
      <text:p text:style-name="P18"><text:span text:style-name="T5">Nous avons inclut le </text:span><text:span text:style-name="T10">M</text:span><text:span text:style-name="T5">akefile_common.</text:span></text:p>
      <text:p text:style-name="P18"><text:span text:style-name="T5"/></text:p>
      <text:p text:style-name="P20"><text:span text:style-name="T5">On a fait de la factorisation pour le Makefile_common en retirant les commandes qui apparaîtraient en double comme .</text:span></text:p>
      <text:p text:style-name="P20"><text:span text:style-name="T5"/></text:p>
      <text:p text:style-name="P21"><text:span text:style-name="T5">De sorte que les deux sous-makefiles de la librairie <text:s/>et du dossier exec_dir ne contiennent que les déclarations spécifiques à leur exéc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95<text:tab/><text:page-number text:select-page="current">3</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8:41:46.497000000</meta:creation-date>
    <meta:editing-duration>PT5M58S</meta:editing-duration>
    <meta:editing-cycles>4</meta:editing-cycles>
    <meta:generator>LibreOffice/5.1.6.2.0$Linux_X86_64 LibreOffice_project/10$Build-2</meta:generator>
    <dc:date>2017-03-13T21:10:14.972168615</dc:date>
    <meta:document-statistic meta:table-count="0" meta:image-count="0" meta:object-count="0" meta:page-count="3" meta:paragraph-count="40" meta:word-count="451" meta:character-count="2767" meta:non-whitespace-character-count="2359"/>
    <meta:user-defined meta:name="Info 1"/>
    <meta:user-defined meta:name="Info 2"/>
    <meta:user-defined meta:name="Info 3"/>
    <meta:user-defined meta:name="Info 4"/>
  </office:meta>
</office:document-meta>
</file>